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X5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periférii Netherworlds, a procvičit si svou magii. Začni návštěvou města Jahwl, kde přebývají duše zatracených.</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ji odsud Vissuluth vyhnal, kralovala n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Pevnost Nyphura, měnícího podobu, dobře střežená. Napadnout tohoto démona a jeho pomocníky, jen s pár kouzly, za dne, je čiré šílenství. Ale je to nutné. </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 T'Klom na okraji Netherwolds, bojují o nadvládu vyvrhel Nyphur a ničitel Rahn. Musíš odstranit oba, ale ani slunce ti to příliš příliš neusnadní.</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Labyrint Ztracených Duší je podzemní pevnost neživých. Mnozí sem vešli hledat moc někde zde ukrytou, ale žádný se nevrátil, aby mohl říci, co ukrývají. Budeš první?</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lavně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vše,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ci.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sud si Vissuluth přivolává na pomoc nejmocnější tvory, které tvoří základ jeho armády.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mumie,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Draky z Ohnivého Pohoří ovládá Yragor, jeden z nejmocnějších čarodějníků, kteří slouží Pánu Démonů. Ale jeho protivník mu ukradl kouzlo k ovládání příšer. Zloděj sice zahynul, ale Yragore netuší, kam se kouzlo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 loutek Pána Démonů. Vše zboř, nic nesmí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a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vzí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 ses troch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a správná chvíle zaútočit na pavouky. Pozor ale na jejich pavučiny, jsou lepkavé!</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dál.</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 jako prvního.</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A 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s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získal troch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opustit tuto pustinu.</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é značky. Zkusím tě provést dál.</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Ta cesta nemá konce, že bychom ten oříšek pořád nerozlouskly?</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 tajnou trasu asi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buduje armádu diblíků? Máme šanci mu to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Diblíci zablokovaly hromadou bordelu portál na Černé planiny. Znič ho.</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Hurá, teď už se můžeme vrátit zpět z jeskyní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Asi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Tajemnou věž, uvnitř které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z tohoto místa uniknou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bestie byly vymýceny.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a zde má své kasárny. Vyžeň je z hot pryč!</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Vynořil se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Opravdu zdá se, že tvá moc bohy zaujala.</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 značce.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iblík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To byla důležitá etapa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navzájem propojené. Najdi způsob, jak odsud vypad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Tvá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se začíná v bitvě ztrácet, jeho mana ti bude snadnou kořistí.</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zohledného, je pohromou okolí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ty nejúžasnější kouzelnické kousky, kter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zhouba se rozšíří i do tvého světa.</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příští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je,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dál stráží hlídka.</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A je tu další pán na holení.</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Nechejme tu trosky Darlavy odpočívat v míru.</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hajzlík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Naše tažení ve jménu dobra bude už brzy u konc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Blíží se Drak!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Drakem, přílákal jeho kamarády. Buď na ně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poruč Draků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se tě začíná bát…</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započala! Nechť trouby znějí,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Po chrábrém boji přišlo konečně vítězství!</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Zachraň místní nešťastníky. Odstraň z jejich říše zrůdné potvory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Pán Démonů povolal Hydru! Znič to zvíře, než spálí celou říši na popel.</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ta Hydra nebyla poslední, ještě jich několik během svého putování potkáš!</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Zdejší jeskyně jsou ale zamořené! Udělej z nich mumií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Nyní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přimě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porazit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at na lepší časy.</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a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ř tento chrám temnot.</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likviduj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A teď poraž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meť tuto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hlav,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Nespi ještě. Tvůj úkol je téměř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dokázal! Bože, tys to dokázal! Mistře, jsem to já, kdo ti až doteď sloužil. Obyvatelé říše Netherworls slyšte: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Drač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První pomoc</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Ozdrav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Odraz II</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table:number-columns-repeated="2" office:value-type="string" calcext:value-type="string">
            <text:p>Meteor II</text:p>
          </table:table-cell>
          <table:table-cell office:value-type="float" office:value="215" calcext:value-type="float">
            <text:p>215</text:p>
          </table:table-cell>
          <table:table-cell/>
        </table:table-row>
        <table:table-row table:style-name="ro1">
          <table:table-cell table:number-columns-repeated="2" office:value-type="string" calcext:value-type="string">
            <text:p>Meteor III</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table:number-columns-repeated="2" office:value-type="string" calcext:value-type="string">
            <text:p>Teleport II</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ě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pleně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Otřes II</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Otřes III</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Kráter II</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Kráter III</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Zemětřesení II</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Zemětřesení III</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opka II</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Sopka III</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Draků</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tudna II</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Studna III</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 II</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Tornádo III</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Mana</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á Mana</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Mina II</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ina III</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Aliance II</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Aliance III</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 II</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Propad III</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letí Drač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Aktuální množství many</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3">00.00.0000</text:date>, <text:time style:data-style-name="N2" text:time-value="15:12:44.665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date>2019-11-13T15:27:42.862000000</dc:date>
    <meta:editing-duration>P1DT2H13M41S</meta:editing-duration>
    <meta:editing-cycles>112</meta:editing-cycles>
    <meta:document-statistic meta:table-count="1" meta:cell-count="1531" meta:object-count="0"/>
  </office:meta>
</office:document-meta>
</file>